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OutputStreamCompiler.recycle( final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utputStreamCompiler.XMLOutputStreamCompiler( final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OutputStreamCompiler.write( final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OutputStreamCompil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